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54cm" fo:min-width="4.52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6.68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cm" fo:min-width="2.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5cm" fo:min-width="9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45cm" fo:min-width="4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95cm" fo:min-width="6.38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3cm" fo:min-width="3.814cm"/>
    </style:style>
    <style:style style:name="gr10" style:family="graphic" style:parent-style-name="standard">
      <style:graphic-properties draw:fill-color="#ffffff" draw:textarea-horizontal-align="left" draw:textarea-vertical-align="middle" draw:auto-grow-height="false" fo:min-height="4.95cm" fo:min-width="4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>
        <style:tab-stops/>
      </style:paragraph-properties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start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7.1cm" svg:height="3.4cm" svg:x="5.8cm" svg:y="1.8cm">
          <text:p text:style-name="P1"><text:span text:style-name="T1">START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181cm" svg:height="2.3cm" draw:transform="skewX (0.670206432765822) translate (6.423cm 11.3cm)">
          <text:p text:style-name="P1">POBIERZ LICZBĘ OD </text:p>
          <text:p text:style-name="P1">UŻYTKOWNIKA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5.9cm" svg:height="5.9cm" svg:x="6.1cm" svg:y="14.9cm">
          <text:p text:style-name="P1"><text:span text:style-name="T1">Suma &lt;= 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9.9cm" svg:height="2.8cm" svg:x="3.4cm" svg:y="7.1cm">
          <text:p text:style-name="P1"><text:span text:style-name="T2">SUMA = 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4.8cm" svg:height="3.7cm" svg:x="13.3cm" svg:y="19.4cm">
          <text:p text:style-name="P1">SUMA = SUMA </text:p>
          <text:p text:style-name="P1">+ LICZBA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8.1cm" svg:y1="21.25cm" svg:x2="12.693cm" svg:y2="12.45cm" draw:start-shape="id1" draw:start-glue-point="1" draw:end-shape="id2" svg:d="M18100 21250h501v-8800h-5908" svg:viewBox="0 0 5909 8801">
          <text:p/>
        </draw:connector>
        <draw:connector draw:style-name="gr6" draw:text-style-name="P6" draw:layer="layout" draw:type="line" svg:x1="9.35cm" svg:y1="5.2cm" svg:x2="8.35cm" svg:y2="7.1cm" draw:start-shape="id3" draw:start-glue-point="8" draw:end-shape="id4" svg:d="M9350 5200l-1000 1900" svg:viewBox="0 0 1001 1901">
          <text:p/>
        </draw:connector>
        <draw:connector draw:style-name="gr6" draw:text-style-name="P6" draw:layer="layout" draw:type="line" svg:x1="8.35cm" svg:y1="7.1cm" svg:x2="8.35cm" svg:y2="7.1cm" draw:start-shape="id4" draw:end-shape="id4" svg:d="M8350 7100z" svg:viewBox="0 0 1 1">
          <text:p/>
        </draw:connector>
        <draw:connector draw:style-name="gr6" draw:text-style-name="P6" draw:layer="layout" draw:type="line" svg:x1="8.35cm" svg:y1="9.9cm" svg:x2="10.013cm" svg:y2="11.3cm" draw:start-shape="id4" draw:start-glue-point="2" draw:end-shape="id2" svg:d="M8350 9900l1663 1400" svg:viewBox="0 0 1664 1401">
          <text:p/>
        </draw:connector>
        <draw:connector draw:style-name="gr6" draw:text-style-name="P6" draw:layer="layout" draw:type="line" svg:x1="8.19cm" svg:y1="13.6cm" svg:x2="9.05cm" svg:y2="14.9cm" draw:start-shape="id2" draw:start-glue-point="2" draw:end-shape="id5" draw:end-glue-point="4" svg:d="M8190 13600l860 1300" svg:viewBox="0 0 861 1301">
          <text:p/>
        </draw:connector>
        <draw:custom-shape draw:style-name="gr7" draw:text-style-name="P5" xml:id="id6" draw:id="id6" draw:layer="layout" svg:width="6.881cm" svg:height="3.2cm" draw:transform="skewX (0.606152849217631) translate (5.419cm 23.1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5.745cm" svg:y1="17.789cm" svg:x2="4.31cm" svg:y2="24.7cm" draw:end-shape="id6" draw:end-glue-point="3" svg:d="M5745 17789h-3046v6911h1611" svg:viewBox="0 0 3047 6912">
          <text:p text:style-name="P1">NIE</text:p>
          <text:p text:style-name="P1"/>
        </draw:connector>
        <draw:connector draw:style-name="gr8" draw:text-style-name="P6" draw:layer="layout" svg:x1="12cm" svg:y1="17.85cm" svg:x2="13.3cm" svg:y2="21.25cm" draw:start-shape="id5" draw:start-glue-point="7" draw:end-shape="id1" draw:end-glue-point="3" svg:d="M12000 17850h651v3400h649" svg:viewBox="0 0 1301 3401">
          <text:p text:style-name="P1">TAK</text:p>
        </draw:connector>
        <draw:custom-shape draw:style-name="gr9" draw:text-style-name="P5" xml:id="id7" draw:id="id7" draw:layer="layout" svg:width="6.1cm" svg:height="2.8cm" svg:x="13cm" svg:y="25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91cm" svg:y1="24.7cm" svg:x2="13cm" svg:y2="26.8cm" draw:start-shape="id6" draw:start-glue-point="1" draw:end-shape="id7" draw:end-glue-point="6" svg:d="M11191 24700l1809 2100" svg:viewBox="0 0 1810 2101">
          <text:p/>
        </draw:connector>
        <draw:custom-shape draw:style-name="gr10" draw:text-style-name="P8" draw:layer="layout" svg:width="5.4cm" svg:height="5.2cm" svg:x="14.2cm" svg:y="2.1cm">
          <text:p text:style-name="P7"><text:span text:style-name="T3">Program pobiera liczby od</text:span></text:p>
          <text:p text:style-name="P7"><text:span text:style-name="T3">użytkownika od momentu </text:span></text:p>
          <text:p text:style-name="P7"><text:span text:style-name="T3">kiedy ich suma </text:span></text:p>
          <text:p text:style-name="P7"><text:span text:style-name="T3">Przekroczy 75. Na koniec wprowadzana jest suma podanych liczb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12.242700141</meta:creation-date>
    <dc:date>2018-09-27T07:38:06.461331479</dc:date>
    <meta:editing-duration>PT2M21S</meta:editing-duration>
    <meta:editing-cycles>2</meta:editing-cycles>
    <meta:generator>LibreOffice/6.0.3.2$Linux_X86_64 LibreOffice_project/00m0$Build-2</meta:generator>
    <meta:document-statistic meta:object-count="16"/>
  </office:meta>
</office:document-meta>
</file>